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Time (in Sec)</text:p>
          </table:table-cell>
          <table:table-cell office:value-type="string" calcext:value-type="string">
            <text:p>States </text:p>
          </table:table-cell>
          <table:table-cell office:value-type="string" calcext:value-type="string">
            <text:p>Transitions </text:p>
          </table:table-cell>
          <table:table-cell office:value-type="string" calcext:value-type="string">
            <text:p>Memory (in MiB)</text:p>
          </table:table-cell>
        </table:table-row>
        <table:table-row table:style-name="ro1">
          <table:table-cell/>
          <table:table-cell office:value-type="string" calcext:value-type="string">
            <text:p>M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string" calcext:value-type="string">
            <text:p>M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03" calcext:value-type="float">
            <text:p>50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253" calcext:value-type="float">
            <text:p>125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2722" calcext:value-type="float">
            <text:p>3272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float" office:value="6860" calcext:value-type="float">
            <text:p>6860</text:p>
          </table:table-cell>
          <table:table-cell office:value-type="float" office:value="241904" calcext:value-type="float">
            <text:p>24190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float" office:value="111" calcext:value-type="float">
            <text:p>111</text:p>
          </table:table-cell>
          <table:table-cell office:value-type="float" office:value="13698" calcext:value-type="float">
            <text:p>13698</text:p>
          </table:table-cell>
          <table:table-cell office:value-type="float" office:value="497442" calcext:value-type="float">
            <text:p>49744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225" calcext:value-type="float">
            <text:p>225</text:p>
          </table:table-cell>
          <table:table-cell office:value-type="float" office:value="27754" calcext:value-type="float">
            <text:p>27754</text:p>
          </table:table-cell>
          <table:table-cell office:value-type="float" office:value="1046850" calcext:value-type="float">
            <text:p>104685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/>
          <table:table-cell office:value-type="string" calcext:value-type="string">
            <text:p>M7</text:p>
          </table:table-cell>
          <table:table-cell office:value-type="float" office:value="236" calcext:value-type="float">
            <text:p>236</text:p>
          </table:table-cell>
          <table:table-cell office:value-type="float" office:value="41810" calcext:value-type="float">
            <text:p>41810</text:p>
          </table:table-cell>
          <table:table-cell office:value-type="float" office:value="1109218" calcext:value-type="float">
            <text:p>1109218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300" calcext:value-type="float">
            <text:p>300</text:p>
          </table:table-cell>
          <table:table-cell office:value-type="float" office:value="43800" calcext:value-type="float">
            <text:p>43800</text:p>
          </table:table-cell>
          <table:table-cell office:value-type="float" office:value="1185893" calcext:value-type="float">
            <text:p>1185893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/>
          <table:table-cell office:value-type="string" calcext:value-type="string">
            <text:p>M8_prob</text:p>
          </table:table-cell>
          <table:table-cell office:value-type="float" office:value="32" calcext:value-type="float">
            <text:p>32</text:p>
          </table:table-cell>
          <table:table-cell office:value-type="float" office:value="8770" calcext:value-type="float">
            <text:p>8770</text:p>
          </table:table-cell>
          <table:table-cell office:value-type="float" office:value="120558" calcext:value-type="float">
            <text:p>12055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M9</text:p>
          </table:table-cell>
          <table:table-cell office:value-type="float" office:value="300" calcext:value-type="float">
            <text:p>300</text:p>
          </table:table-cell>
          <table:table-cell office:value-type="float" office:value="50681" calcext:value-type="float">
            <text:p>50681</text:p>
          </table:table-cell>
          <table:table-cell office:value-type="float" office:value="1134391" calcext:value-type="float">
            <text:p>1134391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/>
          <table:table-cell office:value-type="string" calcext:value-type="string">
            <text:p>M9_prob</text:p>
          </table:table-cell>
          <table:table-cell office:value-type="float" office:value="300" calcext:value-type="float">
            <text:p>300</text:p>
          </table:table-cell>
          <table:table-cell office:value-type="float" office:value="84406" calcext:value-type="float">
            <text:p>84406</text:p>
          </table:table-cell>
          <table:table-cell office:value-type="float" office:value="1203858" calcext:value-type="float">
            <text:p>1203858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office:value-type="string" calcext:value-type="string">
            <text:p>Mabs</text:p>
          </table:table-cell>
          <table:table-cell office:value-type="float" office:value="110" calcext:value-type="float">
            <text:p>110</text:p>
          </table:table-cell>
          <table:table-cell office:value-type="float" office:value="102855" calcext:value-type="float">
            <text:p>102855</text:p>
          </table:table-cell>
          <table:table-cell office:value-type="float" office:value="1390152" calcext:value-type="float">
            <text:p>1390152</text:p>
          </table:table-cell>
          <table:table-cell office:value-type="float" office:value="602" calcext:value-type="float">
            <text:p>6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9T13:31:29.656851340</meta:creation-date>
    <dc:date>2023-01-09T15:16:07.168024692</dc:date>
    <meta:editing-duration>PT3M16S</meta:editing-duration>
    <meta:editing-cycles>1</meta:editing-cycles>
    <meta:document-statistic meta:table-count="1" meta:cell-count="70" meta:object-count="0"/>
    <meta:generator>LibreOffice/6.4.7.2$Linux_X86_64 LibreOffice_project/40$Build-2</meta:generator>
  </office:meta>
</office:document-meta>
</file>